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afa1" officeooo:paragraph-rsid="0015afa1"/>
    </style:style>
    <style:style style:name="P2" style:family="paragraph" style:parent-style-name="Standard">
      <style:text-properties fo:font-weight="bold" officeooo:rsid="0015afa1" officeooo:paragraph-rsid="0015afa1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ode:</text:p>
      <text:p text:style-name="P1"/>
      <text:p text:style-name="P1">#include&lt;stdio.h&gt;</text:p>
      <text:p text:style-name="P1">int main(){</text:p>
      <text:p text:style-name="P1"><text:s text:c="4"/>int choice;</text:p>
      <text:p text:style-name="P1"><text:s text:c="4"/>int x[3]={1,2,3},h[3]={2,3,4};</text:p>
      <text:p text:style-name="P1"/>
      <text:p text:style-name="P1"><text:s text:c="4"/>double x1[6]={43,21,25,42,57,59};</text:p>
      <text:p text:style-name="P1"><text:s text:c="4"/>double y1[6]={99,65,79,75,87,81};</text:p>
      <text:p text:style-name="P1"/>
      <text:p text:style-name="P1"><text:s text:c="4"/>int y[sizeof(x)]={};</text:p>
      <text:p text:style-name="P1"><text:s text:c="4"/>do{</text:p>
      <text:p text:style-name="P1"><text:s text:c="8"/>printf("\nEnter choice :\n0\t=\tExit\n1\t=\tAuto Correlation\n2\t=\tCross <text:s text:c="3"/><text:tab/>Correlation\n3\t=\tCircular Correlation\n4\t=\tCarl Pearson");</text:p>
      <text:p text:style-name="P1"><text:s text:c="8"/>scanf("%d",&amp;choice);</text:p>
      <text:p text:style-name="P1"/>
      <text:p text:style-name="P1"><text:s text:c="8"/>switch(choice){</text:p>
      <text:p text:style-name="P1"><text:s text:c="12"/>case 1:</text:p>
      <text:p text:style-name="P1"><text:s text:c="16"/>autoCorrelation();</text:p>
      <text:p text:style-name="P1"><text:s text:c="16"/>break;</text:p>
      <text:p text:style-name="P1"><text:s text:c="12"/>case 2:</text:p>
      <text:p text:style-name="P1"><text:s text:c="16"/>crossCorrelation();</text:p>
      <text:p text:style-name="P1"><text:s text:c="16"/>break;</text:p>
      <text:p text:style-name="P1"><text:s text:c="12"/>case 3:</text:p>
      <text:p text:style-name="P1"><text:s text:c="16"/>circularCorrelation(x,h,y,3);</text:p>
      <text:p text:style-name="P1"><text:s text:c="16"/>break;</text:p>
      <text:p text:style-name="P1"><text:s text:c="12"/>case 4:</text:p>
      <text:p text:style-name="P1"><text:s text:c="16"/>carlPearson(x1,y1,6);</text:p>
      <text:p text:style-name="P1"><text:s text:c="16"/>break;</text:p>
      <text:p text:style-name="P1"><text:s text:c="12"/>default:</text:p>
      <text:p text:style-name="P1"><text:s text:c="16"/>printf("\nEnter correct Choice");</text:p>
      <text:p text:style-name="P1"><text:s text:c="8"/>}</text:p>
      <text:p text:style-name="P1"><text:s text:c="4"/>}while(choice!=0);</text:p>
      <text:p text:style-name="P1"/>
      <text:p text:style-name="P1"><text:s text:c="4"/>return 0;</text:p>
      <text:p text:style-name="P1"/>
      <text:p text:style-name="P1">}</text:p>
      <text:p text:style-name="P1"/>
      <text:p text:style-name="P1">void circularCorrelation(int x[],int h[],int y[],int len){</text:p>
      <text:p text:style-name="P1"><text:s text:c="4"/>int i,j,k;</text:p>
      <text:p text:style-name="P1"><text:s text:c="4"/>printf("size %d",len);</text:p>
      <text:p text:style-name="P1"><text:s text:c="4"/>int mat[len][len];</text:p>
      <text:p text:style-name="P1"><text:s text:c="4"/>for(i=0;i&lt;len;i++){</text:p>
      <text:p text:style-name="P1"><text:s text:c="4"/><text:tab/>k=i;</text:p>
      <text:p text:style-name="P1"><text:s text:c="8"/>for(j=0;j&lt;len;j++){</text:p>
      <text:p text:style-name="P1"/>
      <text:p text:style-name="P1"><text:s text:c="12"/>mat[i][j]=x[k%len];</text:p>
      <text:p text:style-name="P1"><text:s text:c="12"/>k++;</text:p>
      <text:p text:style-name="P1"><text:soft-page-break/><text:s text:c="8"/>}</text:p>
      <text:p text:style-name="P1"><text:s text:c="4"/>}</text:p>
      <text:p text:style-name="P1"><text:s text:c="4"/>int sum;</text:p>
      <text:p text:style-name="P1"><text:s text:c="4"/>for(i=0;i&lt;len;i++){</text:p>
      <text:p text:style-name="P1"><text:s text:c="4"/><text:tab/><text:tab/>sum=0;</text:p>
      <text:p text:style-name="P1"><text:s text:c="4"/><text:tab/><text:tab/>for(k=0;k&lt;len;k++){</text:p>
      <text:p text:style-name="P1"><text:s text:c="4"/><text:tab/><text:tab/><text:tab/>sum+=mat[i][k]*h[k];</text:p>
      <text:p text:style-name="P1"><text:s text:c="4"/><text:tab/><text:tab/>}</text:p>
      <text:p text:style-name="P1"><text:s text:c="4"/><text:tab/><text:tab/>y[i]=sum;</text:p>
      <text:p text:style-name="P1"><text:s text:c="4"/>}</text:p>
      <text:p text:style-name="P1"><text:s text:c="4"/>for(i=0;i&lt;len;i++) printf("\n\t%d",y[i]);</text:p>
      <text:p text:style-name="P1">}</text:p>
      <text:p text:style-name="P1"/>
      <text:p text:style-name="P1">void carlPearson(double x[],double y[],int n){</text:p>
      <text:p text:style-name="P1"><text:s text:c="4"/>double meanX=0.0,meanY=0.0;</text:p>
      <text:p text:style-name="P1"><text:s text:c="4"/>int i;</text:p>
      <text:p text:style-name="P1"><text:tab/>for(i=0;i&lt;n;i++){</text:p>
      <text:p text:style-name="P1"><text:tab/><text:tab/>meanX+=x[i];</text:p>
      <text:p text:style-name="P1"><text:tab/><text:tab/>meanY+=y[i];</text:p>
      <text:p text:style-name="P1"><text:tab/>}</text:p>
      <text:p text:style-name="P1"><text:tab/>meanX/=n*1.0;</text:p>
      <text:p text:style-name="P1"><text:tab/>meanY/=n*1.0;</text:p>
      <text:p text:style-name="P1"><text:tab/>double num =0.0;</text:p>
      <text:p text:style-name="P1"><text:tab/>double deno1=0.0,deno2=0.0;</text:p>
      <text:p text:style-name="P1"><text:tab/>for(i=0;i&lt;n;i++){</text:p>
      <text:p text:style-name="P1"><text:tab/><text:tab/>num+=(x[i]-meanX)*(y[i]-meanY);</text:p>
      <text:p text:style-name="P1"><text:tab/><text:tab/>deno1+=(x[i]-meanX)*(x[i]-meanX);</text:p>
      <text:p text:style-name="P1"><text:tab/><text:tab/>deno2+=(y[i]-meanY)*(y[i]-meanY);</text:p>
      <text:p text:style-name="P1"><text:tab/>}</text:p>
      <text:p text:style-name="P1"/>
      <text:p text:style-name="P1"><text:tab/>double deno = deno1*deno2;</text:p>
      <text:p text:style-name="P1"><text:tab/>deno=sqrt(deno);</text:p>
      <text:p text:style-name="P1"><text:tab/>double r=num/deno;</text:p>
      <text:p text:style-name="P1"><text:tab/>printf("r = %f",r);</text:p>
      <text:p text:style-name="P1">}</text:p>
      <text:p text:style-name="P1"/>
      <text:p text:style-name="P1"/>
      <text:p text:style-name="P1">void autoCorrelation(){</text:p>
      <text:p text:style-name="P1"><text:s text:c="4"/>int x[10];</text:p>
      <text:p text:style-name="P1"><text:tab/>int i=0,n=0,j=0,l=0,k,m=0;</text:p>
      <text:p text:style-name="P1"><text:tab/>int x_[10];</text:p>
      <text:p text:style-name="P1"><text:tab/>int s[10];</text:p>
      <text:p text:style-name="P1"><text:tab/>int matrix[10][10],col=0,row=0;</text:p>
      <text:p text:style-name="P1"/>
      <text:p text:style-name="P1"><text:s text:c="4"/>printf("No of samples: ");</text:p>
      <text:p text:style-name="P1"><text:tab/>scanf("%d",&amp;n);</text:p>
      <text:p text:style-name="P1"><text:tab/>printf("Enter the signal signal: ");</text:p>
      <text:p text:style-name="P1"><text:s text:c="4"/>for(i=0; i&lt;n; i++){</text:p>
      <text:p text:style-name="P1"><text:tab/><text:tab/>scanf("%d",&amp;x[i]);</text:p>
      <text:p text:style-name="P1"><text:soft-page-break/><text:tab/>}</text:p>
      <text:p text:style-name="P1"><text:tab/>j = n-1;</text:p>
      <text:p text:style-name="P1"><text:tab/>for(i=0; i&lt;=n; i++){</text:p>
      <text:p text:style-name="P1"><text:tab/><text:tab/>x_[j--]=x[i];</text:p>
      <text:p text:style-name="P1"><text:tab/>}</text:p>
      <text:p text:style-name="P1"><text:tab/>l = n+n-1;</text:p>
      <text:p text:style-name="P1"><text:tab/>col = n;</text:p>
      <text:p text:style-name="P1"><text:tab/>row = n;</text:p>
      <text:p text:style-name="P1"/>
      <text:p text:style-name="P1"><text:tab/>for(i=0;i&lt;row;i++){</text:p>
      <text:p text:style-name="P1"><text:tab/><text:tab/>for(j=0;j&lt;col;j++){</text:p>
      <text:p text:style-name="P1"><text:tab/><text:tab/><text:tab/>matrix[i][j] = x[j]*x_[i];</text:p>
      <text:p text:style-name="P1"><text:tab/><text:tab/><text:tab/>printf("%d ",matrix[i][j]);</text:p>
      <text:p text:style-name="P1"><text:tab/><text:tab/>}</text:p>
      <text:p text:style-name="P1"><text:tab/><text:tab/>printf("\n");</text:p>
      <text:p text:style-name="P1"><text:tab/>}</text:p>
      <text:p text:style-name="P1"><text:tab/>for(k=0;k&lt;l;k++){</text:p>
      <text:p text:style-name="P1"><text:tab/><text:tab/>s[k]=0;</text:p>
      <text:p text:style-name="P1"><text:tab/><text:tab/>if(k&lt;(l+1)/2){</text:p>
      <text:p text:style-name="P1"><text:tab/><text:tab/><text:tab/>for (i=0,j=m ; i&lt;row &amp;&amp; j&gt;=0 ; i++, j--) {</text:p>
      <text:p text:style-name="P1"/>
      <text:p text:style-name="P1"><text:s text:c="18"/><text:tab/><text:tab/>s[k]= s[k] + matrix[i][j];</text:p>
      <text:p text:style-name="P1"/>
      <text:p text:style-name="P1"><text:s text:c="8"/><text:tab/><text:tab/>}</text:p>
      <text:p text:style-name="P1"><text:tab/><text:tab/><text:tab/>m++;</text:p>
      <text:p text:style-name="P1"><text:tab/><text:tab/>}</text:p>
      <text:p text:style-name="P1"><text:tab/><text:tab/>else{</text:p>
      <text:p text:style-name="P1"><text:tab/><text:tab/><text:tab/>for (i=m-(col-1),j=col-1 ; i&lt;row &amp;&amp; j&gt;=0 ; i++, j--) {</text:p>
      <text:p text:style-name="P1"/>
      <text:p text:style-name="P1"><text:s text:c="18"/><text:tab/><text:tab/>s[k]= s[k] + matrix[i][j];</text:p>
      <text:p text:style-name="P1"/>
      <text:p text:style-name="P1"><text:s text:c="8"/><text:tab/><text:tab/>}</text:p>
      <text:p text:style-name="P1"><text:tab/><text:tab/><text:tab/>m++;</text:p>
      <text:p text:style-name="P1"/>
      <text:p text:style-name="P1"><text:tab/><text:tab/>}</text:p>
      <text:p text:style-name="P1"/>
      <text:p text:style-name="P1"><text:tab/>}</text:p>
      <text:p text:style-name="P1"/>
      <text:p text:style-name="P1"><text:tab/>for(i=0;i&lt;l;i++)</text:p>
      <text:p text:style-name="P1"><text:tab/><text:tab/>printf("%d ",s[i]);</text:p>
      <text:p text:style-name="P1"/>
      <text:p text:style-name="P1">}</text:p>
      <text:p text:style-name="P1"/>
      <text:p text:style-name="P1">void crossCorrelation(){</text:p>
      <text:p text:style-name="P1"><text:s text:c="4"/>int x[10],h[10];</text:p>
      <text:p text:style-name="P1"><text:tab/>int i=0,n1=0,n2=0,j=0,l=0,k,m=0;</text:p>
      <text:p text:style-name="P1"><text:tab/>int x_[10],h_[10];</text:p>
      <text:p text:style-name="P1"><text:tab/>int s[10];</text:p>
      <text:p text:style-name="P1"><text:tab/>int matrix[10][10],col=0,row=0;</text:p>
      <text:p text:style-name="P1"><text:soft-page-break/></text:p>
      <text:p text:style-name="P1"><text:tab/>printf("No of samples for signal 1: ");</text:p>
      <text:p text:style-name="P1"><text:tab/>scanf("%d",&amp;n1);</text:p>
      <text:p text:style-name="P1"><text:tab/>printf("Enter the signal signal: ");</text:p>
      <text:p text:style-name="P1"/>
      <text:p text:style-name="P1"><text:tab/>for(i=0; i&lt;n1; i++){</text:p>
      <text:p text:style-name="P1"><text:tab/><text:tab/>scanf("%d",&amp;x[i]);</text:p>
      <text:p text:style-name="P1"><text:tab/>}</text:p>
      <text:p text:style-name="P1"/>
      <text:p text:style-name="P1"><text:tab/>j = n1-1;</text:p>
      <text:p text:style-name="P1"><text:tab/>for(i=0; i&lt;=n1; i++){</text:p>
      <text:p text:style-name="P1"><text:tab/><text:tab/>x_[j--]=x[i];</text:p>
      <text:p text:style-name="P1"><text:tab/>}</text:p>
      <text:p text:style-name="P1"/>
      <text:p text:style-name="P1"><text:tab/>printf("No of samples for signal 2: ");</text:p>
      <text:p text:style-name="P1"><text:tab/>scanf("%d",&amp;n2);</text:p>
      <text:p text:style-name="P1"><text:tab/>printf("Enter the signal signal: ");</text:p>
      <text:p text:style-name="P1"/>
      <text:p text:style-name="P1"><text:tab/>for(i=0; i&lt;n2; i++){</text:p>
      <text:p text:style-name="P1"><text:tab/><text:tab/>scanf("%d",&amp;h[i]);</text:p>
      <text:p text:style-name="P1"><text:tab/>}</text:p>
      <text:p text:style-name="P1"/>
      <text:p text:style-name="P1"><text:tab/>j = n2-1;</text:p>
      <text:p text:style-name="P1"><text:tab/>for(i=0; i&lt;=n2; i++){</text:p>
      <text:p text:style-name="P1"><text:tab/><text:tab/>h_[j--]=h[i];</text:p>
      <text:p text:style-name="P1"><text:tab/>}</text:p>
      <text:p text:style-name="P1"/>
      <text:p text:style-name="P1"><text:tab/>l = n1+n2-1;</text:p>
      <text:p text:style-name="P1"/>
      <text:p text:style-name="P1"><text:tab/>col = n1;</text:p>
      <text:p text:style-name="P1"><text:tab/>row = n2;</text:p>
      <text:p text:style-name="P1"/>
      <text:p text:style-name="P1"><text:tab/>for(i=0;i&lt;row;i++){</text:p>
      <text:p text:style-name="P1"><text:tab/><text:tab/>for(j=0;j&lt;col;j++){</text:p>
      <text:p text:style-name="P1"><text:tab/><text:tab/><text:tab/>matrix[i][j] = x[j]*h_[i];</text:p>
      <text:p text:style-name="P1"><text:tab/><text:tab/><text:tab/>printf("%d ",matrix[i][j]);</text:p>
      <text:p text:style-name="P1"><text:tab/><text:tab/>}</text:p>
      <text:p text:style-name="P1"><text:tab/><text:tab/>printf("\n");</text:p>
      <text:p text:style-name="P1"><text:tab/>}</text:p>
      <text:p text:style-name="P1"><text:tab/>//k=0;</text:p>
      <text:p text:style-name="P1"/>
      <text:p text:style-name="P1"><text:tab/>for(k=0;k&lt;l;k++){</text:p>
      <text:p text:style-name="P1"><text:tab/><text:tab/>s[k]=0;</text:p>
      <text:p text:style-name="P1"><text:tab/><text:tab/>if(k&lt;(l+1)/2){</text:p>
      <text:p text:style-name="P1"><text:tab/><text:tab/><text:tab/>for (i=0,j=m ; i&lt;row &amp;&amp; j&gt;=0 ; i++, j--) {</text:p>
      <text:p text:style-name="P1"/>
      <text:p text:style-name="P1"><text:s text:c="18"/><text:tab/><text:tab/>s[k]= s[k] + matrix[i][j];</text:p>
      <text:p text:style-name="P1"/>
      <text:p text:style-name="P1"><text:s text:c="8"/><text:tab/><text:tab/>}</text:p>
      <text:p text:style-name="P1"><text:soft-page-break/><text:tab/><text:tab/><text:tab/>m++;</text:p>
      <text:p text:style-name="P1"><text:tab/><text:tab/>}</text:p>
      <text:p text:style-name="P1"><text:tab/><text:tab/>else{</text:p>
      <text:p text:style-name="P1"><text:tab/><text:tab/><text:tab/>for (i=m-(col-1),j=col-1 ; i&lt;row &amp;&amp; j&gt;=0 ; i++, j--) {</text:p>
      <text:p text:style-name="P1"/>
      <text:p text:style-name="P1"><text:s text:c="18"/><text:tab/><text:tab/>s[k]= s[k] + matrix[i][j];</text:p>
      <text:p text:style-name="P1"/>
      <text:p text:style-name="P1"><text:s text:c="8"/><text:tab/><text:tab/>}</text:p>
      <text:p text:style-name="P1"><text:tab/><text:tab/><text:tab/>m++;</text:p>
      <text:p text:style-name="P1"/>
      <text:p text:style-name="P1"><text:tab/><text:tab/>}</text:p>
      <text:p text:style-name="P1"/>
      <text:p text:style-name="P1"><text:tab/>}</text:p>
      <text:p text:style-name="P1"/>
      <text:p text:style-name="P1"><text:tab/>for(i=0;i&lt;l;i++){</text:p>
      <text:p text:style-name="P1"><text:s text:c="8"/>printf("%d ",s[i]);</text:p>
      <text:p text:style-name="P1"><text:tab/>}</text:p>
      <text:p text:style-name="P1">}</text:p>
      <text:p text:style-name="P1"/>
      <text:p text:style-name="P2">Output:</text:p>
      <text:p text:style-name="P1"/>
      <text:p text:style-name="P1">Enter choice :</text:p>
      <text:p text:style-name="P1">0 <text:s text:c="6"/>= <text:s text:c="6"/>Exit</text:p>
      <text:p text:style-name="P1">1 <text:s text:c="6"/>= <text:s text:c="6"/>Auto Correlation</text:p>
      <text:p text:style-name="P1">2 <text:s text:c="6"/>= <text:s text:c="6"/>Cross Correlation</text:p>
      <text:p text:style-name="P1">3 <text:s text:c="6"/>= <text:s text:c="6"/>Circular Correlation</text:p>
      <text:p text:style-name="P1">4 <text:s text:c="6"/>= <text:s text:c="6"/>Carl Pearson1</text:p>
      <text:p text:style-name="P1">No of samples: 4</text:p>
      <text:p text:style-name="P1">Enter the signal signal: 1 2 3 4</text:p>
      <text:p text:style-name="P1">4 8 12 16</text:p>
      <text:p text:style-name="P1">3 6 9 12</text:p>
      <text:p text:style-name="P1">2 4 6 8</text:p>
      <text:p text:style-name="P1">1 2 3 4</text:p>
      <text:p text:style-name="P1">4 11 20 30 20 11 4</text:p>
      <text:p text:style-name="P1">Enter choice :</text:p>
      <text:p text:style-name="P1">0 <text:s text:c="6"/>= <text:s text:c="6"/>Exit</text:p>
      <text:p text:style-name="P1">1 <text:s text:c="6"/>= <text:s text:c="6"/>Auto Correlation</text:p>
      <text:p text:style-name="P1">2 <text:s text:c="6"/>= <text:s text:c="6"/>Cross Correlation</text:p>
      <text:p text:style-name="P1">3 <text:s text:c="6"/>= <text:s text:c="6"/>Circular Correlation</text:p>
      <text:p text:style-name="P1">4 <text:s text:c="6"/>= <text:s text:c="6"/>Carl Pearson2</text:p>
      <text:p text:style-name="P1">No of samples for signal 1: 4</text:p>
      <text:p text:style-name="P1">Enter the signal signal: 11 12 13 14</text:p>
      <text:p text:style-name="P1">No of samples for signal 2: 4</text:p>
      <text:p text:style-name="P1">Enter the signal signal: 21 22 23 24</text:p>
      <text:p text:style-name="P1">264 288 312 336</text:p>
      <text:p text:style-name="P1">253 276 299 322</text:p>
      <text:p text:style-name="P1">242 264 286 308</text:p>
      <text:p text:style-name="P1">231 252 273 294</text:p>
      <text:p text:style-name="P1">264 541 830 1130 860 581 294</text:p>
      <text:p text:style-name="P1"><text:soft-page-break/>Enter choice :</text:p>
      <text:p text:style-name="P1">0 <text:s text:c="6"/>= <text:s text:c="6"/>Exit</text:p>
      <text:p text:style-name="P1">1 <text:s text:c="6"/>= <text:s text:c="6"/>Auto Correlation</text:p>
      <text:p text:style-name="P1">2 <text:s text:c="6"/>= <text:s text:c="6"/>Cross Correlation</text:p>
      <text:p text:style-name="P1">3 <text:s text:c="6"/>= <text:s text:c="6"/>Circular Correlation</text:p>
      <text:p text:style-name="P1">4 <text:s text:c="6"/>= <text:s text:c="6"/>Carl Pearson3</text:p>
      <text:p text:style-name="P1">size 3</text:p>
      <text:p text:style-name="P1"><text:s text:c="8"/>20</text:p>
      <text:p text:style-name="P1"><text:s text:c="8"/>17</text:p>
      <text:p text:style-name="P1"><text:s text:c="8"/>17</text:p>
      <text:p text:style-name="P1">Enter choice :</text:p>
      <text:p text:style-name="P1">0 <text:s text:c="6"/>= <text:s text:c="6"/>Exit</text:p>
      <text:p text:style-name="P1">1 <text:s text:c="6"/>= <text:s text:c="6"/>Auto Correlation</text:p>
      <text:p text:style-name="P1">2 <text:s text:c="6"/>= <text:s text:c="6"/>Cross Correlation</text:p>
      <text:p text:style-name="P1">3 <text:s text:c="6"/>= <text:s text:c="6"/>Circular Correlation</text:p>
      <text:p text:style-name="P1">4 <text:s text:c="6"/>= <text:s text:c="6"/>Carl Pearson4</text:p>
      <text:p text:style-name="P1">r = 0.529809</text:p>
      <text:p text:style-name="P1">Enter choice :</text:p>
      <text:p text:style-name="P1">0 <text:s text:c="6"/>= <text:s text:c="6"/>Exit</text:p>
      <text:p text:style-name="P1">1 <text:s text:c="6"/>= <text:s text:c="6"/>Auto Correlation</text:p>
      <text:p text:style-name="P1">2 <text:s text:c="6"/>= <text:s text:c="6"/>Cross Correlation</text:p>
      <text:p text:style-name="P1">3 <text:s text:c="6"/>= <text:s text:c="6"/>Circular Correlation</text:p>
      <text:p text:style-name="P1">4 <text:s text:c="6"/>= <text:s text:c="6"/>Carl Pear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21:17:57.024000000</meta:creation-date>
    <dc:date>2017-08-23T21:20:48.123000000</dc:date>
    <meta:editing-duration>PT2M52S</meta:editing-duration>
    <meta:editing-cycles>1</meta:editing-cycles>
    <meta:generator>LibreOffice/5.3.4.2$Windows_X86_64 LibreOffice_project/f82d347ccc0be322489bf7da61d7e4ad13fe2ff3</meta:generator>
    <meta:document-statistic meta:table-count="0" meta:image-count="0" meta:object-count="0" meta:page-count="6" meta:paragraph-count="224" meta:word-count="555" meta:character-count="4608" meta:non-whitespace-character-count="3272"/>
  </office:meta>
</office:document-meta>
</file>